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ctinin is a microfilament protein. The functional protein is an anti-parallel dimer, which cross-links the thin filaments in adjacent sarcomeres, and therefore coordinates contractions between sarcomeres in the horizontal axis. Alpha-actinin is a part of the spectrin superfamily. This superfamily is made of spectrin, dystrophin, and their homologous and isoforms. In non-muscle cells, it is found by the actin filaments and at the adhesion sites.[1] The lattice like arrangement provides stability to the muscle contractile apparatus.[1] Specifically, it helps bind actin filaments to the cell membrane.[2] There is a binding site at each end of the rod and with bundles of actin filaments.[1]</text:p>
      <text:p text:style-name="Standard"/>
      <text:p text:style-name="Standard">The non-sarcomeric alpha-actinins, encoded by ACTN1 and ACTN4, are widely expressed. ACTN2 expression is found in both cardiac and skeletal muscle, whereas ACTN3 is limited to the latter. Both ends of the rod-shaped alpha-actinin dimer contain actin-binding domains. Six different proteins are produced from four alpha-actinin encoding genes.These six proteins can further be divided into two different groups: muscle (calcium insensitive) and non-muscle cytoskeletal (calcium sensitive) isoforms.[1]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3T00:18:39.764021390</meta:creation-date>
    <dc:date>2025-05-23T00:51:01.767838974</dc:date>
    <meta:editing-duration>PT32M22S</meta:editing-duration>
    <meta:editing-cycles>1</meta:editing-cycles>
    <meta:document-statistic meta:table-count="0" meta:image-count="0" meta:object-count="0" meta:page-count="1" meta:paragraph-count="2" meta:word-count="170" meta:character-count="1196" meta:non-whitespace-character-count="1028"/>
    <meta:generator>LibreOffice/7.4.7.2$Linux_X86_64 LibreOffice_project/40$Build-2</meta:generator>
  </office:meta>
</office:document-meta>
</file>